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ab2c" officeooo:paragraph-rsid="0021ab2c"/>
    </style:style>
    <style:style style:name="P2" style:family="paragraph" style:parent-style-name="Standard" style:list-style-name="L1">
      <style:text-properties officeooo:rsid="0021ab2c" officeooo:paragraph-rsid="0021ab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6.1 Registers</text:p>
      <text:list xml:id="list631966762" text:style-name="L1">
        <text:list-item>
          <text:p text:style-name="P2">Register – group of flip flops each one sharing a common clock that can store each one bit of information, with gates determining how information gets transferred into/from</text:p>
        </text:list-item>
        <text:list-item>
          <text:p text:style-name="P2">Counter – a register that goes through a predetermined sequence of binary states, determined by the gates in the circuit.</text:p>
        </text:list-item>
        <text:list-item>
          <text:p text:style-name="P2">Register with Parallel Load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36:52.668224842</meta:creation-date>
    <meta:generator>LibreOffice/6.0.1.1$Linux_X86_64 LibreOffice_project/60bfb1526849283ce2491346ed2aa51c465abfe6</meta:generator>
    <dc:date>2019-11-26T22:39:19.981944994</dc:date>
    <meta:editing-duration>PT2M27S</meta:editing-duration>
    <meta:editing-cycles>1</meta:editing-cycles>
    <meta:document-statistic meta:table-count="0" meta:image-count="0" meta:object-count="0" meta:page-count="1" meta:paragraph-count="5" meta:word-count="56" meta:character-count="337" meta:non-whitespace-character-count="287"/>
  </office:meta>
</office:document-meta>
</file>